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1000000960E29D08E06C40B7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1.143cm" svg:y="-1cm" svg:width="10.998cm" svg:height="7.502cm" draw:z-index="0"><draw:image xlink:href="Pictures/1000000100000E1000000960E29D08E06C40B7D4.png" xlink:type="simple" xlink:show="embed" xlink:actuate="onLoad" draw:mime-type="image/png"/></draw:frame><draw:frame draw:style-name="fr1" draw:name="Immagine2" text:anchor-type="char" svg:x="-1.18cm" svg:y="6.692cm" svg:width="10.998cm" svg:height="7.502cm" draw:z-index="1"><draw:image xlink:href="Pictures/1000000100000E1000000960E29D08E06C40B7D4.png" xlink:type="simple" xlink:show="embed" xlink:actuate="onLoad" draw:mime-type="image/png"/></draw:frame><draw:frame draw:style-name="fr1" draw:name="Immagine3" text:anchor-type="char" svg:x="-1.201cm" svg:y="14.476cm" svg:width="10.998cm" svg:height="7.502cm" draw:z-index="2"><draw:image xlink:href="Pictures/1000000100000E1000000960E29D08E06C40B7D4.png" xlink:type="simple" xlink:show="embed" xlink:actuate="onLoad" draw:mime-type="image/png"/></draw:frame><draw:frame draw:style-name="fr1" draw:name="Immagine4" text:anchor-type="char" svg:x="8.587cm" svg:y="14.385cm" svg:width="10.998cm" svg:height="7.502cm" draw:z-index="3" draw:transform="translate (-14.086cm -18.136cm) rotate (4.71238898038469) translate (14.086cm 18.136cm)"><draw:image xlink:href="Pictures/1000000100000E1000000960E29D08E06C40B7D4.png" xlink:type="simple" xlink:show="embed" xlink:actuate="onLoad" draw:mime-type="image/png"/></draw:frame><draw:frame draw:style-name="fr1" draw:name="Immagine5" text:anchor-type="char" svg:x="8.475cm" svg:y="2.628cm" svg:width="10.998cm" svg:height="7.502cm" draw:z-index="4" draw:transform="translate (-13.974cm -6.379cm) rotate (4.71238898038469) translate (13.974cm 6.379cm)"><draw:image xlink:href="Pictures/1000000100000E1000000960E29D08E06C40B7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9:57:47.197078137</meta:creation-date>
    <meta:print-date>2022-12-24T18:49:17.533664924</meta:print-date>
    <dc:date>2022-12-24T18:25:15.582483700</dc:date>
    <meta:editing-duration>PT19M32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